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09in"/>
    </style:style>
    <style:style style:name="co3" style:family="table-column">
      <style:table-column-properties fo:break-before="auto" style:column-width="1.3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/>
          <table:table-cell table:style-name="ce3" office:value-type="string" calcext:value-type="string">
            <text:p><text:span text:style-name="T1">Regression</text:span>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office:value-type="string" calcext:value-type="string">
            <text:p>Regression Model</text:p>
          </table:table-cell>
          <table:table-cell table:style-name="Default" office:value-type="string" calcext:value-type="string">
            <text:p>Linear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office:value-type="string" calcext:value-type="string">
            <text:p>LINEST raw output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0" calcext:value-type="float">
            <text:p>50</text:p>
          </table:table-cell>
          <table:table-cell/>
          <table:table-cell table:style-name="ce4" table:number-matrix-columns-spanned="3" table:number-matrix-rows-spanned="5" table:formula="of:=LINEST([.$A$2:.$A$7] ; [.$B$2:.$C$7] ; 1 ; 1)" office:value-type="float" office:value="-0.011103244014081" calcext:value-type="float">
            <text:p>-0.011103244014081</text:p>
          </table:table-cell>
          <table:table-cell office:value-type="float" office:value="0.0265554414272465" calcext:value-type="float">
            <text:p>0.026555441427247</text:p>
          </table:table-cell>
          <table:table-cell office:value-type="float" office:value="7.8730017850554" calcext:value-type="float">
            <text:p>7.8730017850554</text:p>
          </table:table-cell>
          <table:table-cell table:number-columns-repeated="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45" calcext:value-type="float">
            <text:p>45</text:p>
          </table:table-cell>
          <table:table-cell/>
          <table:table-cell table:style-name="ce4" office:value-type="float" office:value="0.198658183585937" calcext:value-type="float">
            <text:p>0.198658183585937</text:p>
          </table:table-cell>
          <table:table-cell office:value-type="float" office:value="0.00848443574010243" calcext:value-type="float">
            <text:p>0.008484435740102</text:p>
          </table:table-cell>
          <table:table-cell office:value-type="float" office:value="12.6183866899912" calcext:value-type="float">
            <text:p>12.6183866899912</text:p>
          </table:table-cell>
          <table:table-cell table:number-columns-repeated="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70" calcext:value-type="float">
            <text:p>70</text:p>
          </table:table-cell>
          <table:table-cell/>
          <table:table-cell table:style-name="ce4" office:value-type="float" office:value="0.875923328743018" calcext:value-type="float">
            <text:p>0.875923328743018</text:p>
          </table:table-cell>
          <table:table-cell office:value-type="float" office:value="4.60769976037396" calcext:value-type="float">
            <text:p>4.60769976037396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float" office:value="10.5892991793217" calcext:value-type="float">
            <text:p>10.5892991793217</text:p>
          </table:table-cell>
          <table:table-cell office:value-type="float" office:value="3" calcext:value-type="float">
            <text:p>3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float" office:value="449.640642088083" calcext:value-type="float">
            <text:p>449.640642088083</text:p>
          </table:table-cell>
          <table:table-cell office:value-type="float" office:value="63.6926912452506" calcext:value-type="float">
            <text:p>63.6926912452506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egression Statistics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 calcext:value-type="string">
            <text:p>R^2</text:p>
          </table:table-cell>
          <table:table-cell table:style-name="ce6" table:formula="of:=[.$E$7]" office:value-type="float" office:value="0.875923328743018" calcext:value-type="float">
            <text:p>0.875923328743018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 calcext:value-type="string">
            <text:p>Standard Error</text:p>
          </table:table-cell>
          <table:table-cell table:style-name="ce6" table:formula="of:=[.$F$7]" office:value-type="float" office:value="4.60769976037396" calcext:value-type="float">
            <text:p>4.60769976037396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 calcext:value-type="string">
            <text:p>Count of X variables</text:p>
          </table:table-cell>
          <table:table-cell table:style-name="ce6" table:formula="of:=2" office:value-type="float" office:value="2" calcext:value-type="float">
            <text:p>2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 calcext:value-type="string">
            <text:p>Observations</text:p>
          </table:table-cell>
          <table:table-cell table:style-name="ce6" table:formula="of:=6" office:value-type="float" office:value="6" calcext:value-type="float">
            <text:p>6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 calcext:value-type="string">
            <text:p>Adjusted R^2</text:p>
          </table:table-cell>
          <table:table-cell table:style-name="ce6" table:formula="of:=1 - (1 - [.$E$7])*([.$F$15] - 1)/([.$F$15] - [.$F$14] - 1)" office:value-type="float" office:value="0.79320554790503" calcext:value-type="float">
            <text:p>0.79320554790503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nalysis of Variance (ANOVA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Significance F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Regression</text:p>
          </table:table-cell>
          <table:table-cell table:formula="of:=[.$F$14]" office:value-type="float" office:value="2" calcext:value-type="float">
            <text:p>2</text:p>
          </table:table-cell>
          <table:table-cell table:formula="of:=[.$E$9]" office:value-type="float" office:value="449.640642088083" calcext:value-type="float">
            <text:p>449.640642088083</text:p>
          </table:table-cell>
          <table:table-cell table:style-name="ce4" table:formula="of:=[.$E$9] / [.$F$20]" office:value-type="float" office:value="224.820321044041" calcext:value-type="float">
            <text:p>224.820321044041</text:p>
          </table:table-cell>
          <table:table-cell table:style-name="ce4" table:formula="of:=[.$E$8]" office:value-type="float" office:value="10.5892991793217" calcext:value-type="float">
            <text:p>10.5892991793217</text:p>
          </table:table-cell>
          <table:table-cell table:style-name="ce4" table:formula="of:=LEGACY.FDIST([.$E$8] ; [.$F$20] ; [.$F$8])" office:value-type="float" office:value="0.0437054101798386" calcext:value-type="float">
            <text:p>0.043705410179839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Residual</text:p>
          </table:table-cell>
          <table:table-cell table:formula="of:=[.$F$8]" office:value-type="float" office:value="3" calcext:value-type="float">
            <text:p>3</text:p>
          </table:table-cell>
          <table:table-cell table:formula="of:=[.$F$9]" office:value-type="float" office:value="63.6926912452506" calcext:value-type="float">
            <text:p>63.6926912452506</text:p>
          </table:table-cell>
          <table:table-cell table:style-name="ce4" table:formula="of:=[.$F$9] / [.$F$8]" office:value-type="float" office:value="21.2308970817502" calcext:value-type="float">
            <text:p>21.2308970817502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otal</text:p>
          </table:table-cell>
          <table:table-cell table:formula="of:=[.$F$20] + [.$F$8]" office:value-type="float" office:value="5" calcext:value-type="float">
            <text:p>5</text:p>
          </table:table-cell>
          <table:table-cell table:formula="of:=[.$E$9] + [.$F$9]" office:value-type="float" office:value="513.333333333333" calcext:value-type="float">
            <text:p>513.333333333333</text:p>
          </table:table-cell>
          <table:table-cell table:style-name="ce4" table:number-columns-repeated="3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onfidence level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table:style-name="ce4" office:value-type="string" calcext:value-type="string">
            <text:p>t-Statistic</text:p>
          </table:table-cell>
          <table:table-cell table:style-name="ce4" office:value-type="string" calcext:value-type="string">
            <text:p>P-value</text:p>
          </table:table-cell>
          <table:table-cell table:style-name="ce4" table:formula="of:=COM.MICROSOFT.CONCAT(&quot;Lower &quot; ; INT([.$F$24] * 100) ; &quot;%&quot;)" office:value-type="string" office:string-value="Lower 95%" calcext:value-type="string">
            <text:p>Lower 95%</text:p>
          </table:table-cell>
          <table:table-cell table:style-name="ce4" table:formula="of:=COM.MICROSOFT.CONCAT(&quot;Upper &quot; ; INT([.$F$24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number-columns-repeated="4"/>
          <table:table-cell table:style-name="ce5"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3" table:formula="of:=INDEX([.$E$5:.$G$5]; 1 ; 30 - ROW())" office:value-type="float" office:value="7.8730017850554" calcext:value-type="float">
            <text:p>7.8730017850554</text:p>
          </table:table-cell>
          <table:table-cell table:number-matrix-columns-spanned="1" table:number-matrix-rows-spanned="3" table:formula="of:=INDEX([.$E$6:.$G$6]; 1 ; 30 - ROW())" office:value-type="float" office:value="12.6183866899912" calcext:value-type="float">
            <text:p>12.6183866899912</text:p>
          </table:table-cell>
          <table:table-cell table:style-name="ce4" table:number-matrix-columns-spanned="1" table:number-matrix-rows-spanned="3" table:formula="of:=[.$F$27:.$F$29] / [.$G$27:.$G$29]" office:value-type="float" office:value="0.623930933365692" calcext:value-type="float">
            <text:p>0.623930933365692</text:p>
          </table:table-cell>
          <table:table-cell table:style-name="ce4" table:number-matrix-columns-spanned="1" table:number-matrix-rows-spanned="3" table:formula="of:=LEGACY.TDIST(ABS([.$H$27:.$H$29]) ; [.$F$8] ; 2 )" office:value-type="float" office:value="0.576897577387212" calcext:value-type="float">
            <text:p>0.576897577387212</text:p>
          </table:table-cell>
          <table:table-cell table:style-name="ce4" table:number-matrix-columns-spanned="1" table:number-matrix-rows-spanned="3" table:formula="of:=[.$F$27:.$F$29] - [.$G$27:.$G$29] * TINV(1 - [.$F$24] ; [.$F$8])" office:value-type="float" office:value="-32.2843363151481" calcext:value-type="float">
            <text:p>-32.2843363151481</text:p>
          </table:table-cell>
          <table:table-cell table:style-name="ce4" table:number-matrix-columns-spanned="1" table:number-matrix-rows-spanned="3" table:formula="of:=[.$F$27:.$F$29] + [.$G$27:.$G$29] * TINV(1 - [.$F$24] ; [.$F$8])" office:value-type="float" office:value="48.0303398852589" calcext:value-type="float">
            <text:p>48.0303398852589</text:p>
          </table:table-cell>
        </table:table-row>
        <table:table-row table:style-name="ro1">
          <table:table-cell table:number-columns-repeated="4"/>
          <table:table-cell table:style-name="ce5" table:formula="of:=[.$B$1]" office:value-type="string" office:string-value="X1" calcext:value-type="string">
            <text:p>X1</text:p>
          </table:table-cell>
          <table:table-cell office:value-type="float" office:value="0.0265554414272465" calcext:value-type="float">
            <text:p>0.026555441427247</text:p>
          </table:table-cell>
          <table:table-cell office:value-type="float" office:value="0.00848443574010243" calcext:value-type="float">
            <text:p>0.008484435740102</text:p>
          </table:table-cell>
          <table:table-cell table:style-name="ce4" office:value-type="float" office:value="3.12990070768406" calcext:value-type="float">
            <text:p>3.12990070768406</text:p>
          </table:table-cell>
          <table:table-cell table:style-name="ce4" office:value-type="float" office:value="0.0520695603706608" calcext:value-type="float">
            <text:p>0.052069560370661</text:p>
          </table:table-cell>
          <table:table-cell table:style-name="ce4" office:value-type="float" office:value="-0.000445819746259481" calcext:value-type="float">
            <text:p>-0.000445819746259</text:p>
          </table:table-cell>
          <table:table-cell table:style-name="ce4" office:value-type="float" office:value="0.0535567026007525" calcext:value-type="float">
            <text:p>0.053556702600753</text:p>
          </table:table-cell>
        </table:table-row>
        <table:table-row table:style-name="ro1">
          <table:table-cell table:number-columns-repeated="4"/>
          <table:table-cell table:style-name="ce5" table:formula="of:=[.$C$1]" office:value-type="string" office:string-value="X2" calcext:value-type="string">
            <text:p>X2</text:p>
          </table:table-cell>
          <table:table-cell office:value-type="float" office:value="-0.011103244014081" calcext:value-type="float">
            <text:p>-0.011103244014081</text:p>
          </table:table-cell>
          <table:table-cell office:value-type="float" office:value="0.198658183585937" calcext:value-type="float">
            <text:p>0.198658183585937</text:p>
          </table:table-cell>
          <table:table-cell table:style-name="ce4" office:value-type="float" office:value="-0.0558911987095559" calcext:value-type="float">
            <text:p>-0.055891198709556</text:p>
          </table:table-cell>
          <table:table-cell table:style-name="ce4" office:value-type="float" office:value="0.958942583997739" calcext:value-type="float">
            <text:p>0.958942583997739</text:p>
          </table:table-cell>
          <table:table-cell table:style-name="ce4" office:value-type="float" office:value="-0.643322246381518" calcext:value-type="float">
            <text:p>-0.643322246381518</text:p>
          </table:table-cell>
          <table:table-cell table:style-name="ce4" office:value-type="float" office:value="0.621115758353356" calcext:value-type="float">
            <text:p>0.621115758353356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4" table:formula="of:=[.$B$1]" office:value-type="string" office:string-value="X1" calcext:value-type="string">
            <text:p>X1</text:p>
          </table:table-cell>
          <table:table-cell table:formula="of:=[.$C$1]" office:value-type="string" office:string-value="X2" calcext:value-type="string">
            <text:p>X2</text:p>
          </table:table-cell>
          <table:table-cell office:value-type="string" calcext:value-type="string">
            <text:p>Predicted Y</text:p>
          </table:table-cell>
          <table:table-cell table:style-name="ce4" table:formula="of:=[.$A$1]" office:value-type="string" office:string-value="Y" calcext:value-type="string">
            <text:p>Y</text:p>
          </table:table-cell>
          <table:table-cell table:style-name="ce4" office:value-type="string" calcext:value-type="string">
            <text:p>Residual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table:number-matrix-columns-spanned="2" table:number-matrix-rows-spanned="6" table:formula="of:=[.$B$2:.$C$7]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matrix-columns-spanned="1" table:number-matrix-rows-spanned="6" table:formula="of:=MMULT([.$E$32:.$F$37] ; [.$F$28:.$F$29]) + [.$F$27]" office:value-type="float" office:value="34.0953458918795" calcext:value-type="float">
            <text:p>34.0953458918795</text:p>
          </table:table-cell>
          <table:table-cell table:style-name="ce4" table:number-matrix-columns-spanned="1" table:number-matrix-rows-spanned="6" table:formula="of:=[.$A$2:.$A$7]" office:value-type="float" office:value="30" calcext:value-type="float">
            <text:p>30</text:p>
          </table:table-cell>
          <table:table-cell table:style-name="ce4" table:number-matrix-columns-spanned="1" table:number-matrix-rows-spanned="6" table:formula="of:=[.$H$32:.$H$37] - [.$G$32:.$G$37]" office:value-type="float" office:value="-4.0953458918795" calcext:value-type="float">
            <text:p>-4.095345891879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office:value-type="float" office:value="20.7621089581858" calcext:value-type="float">
            <text:p>20.76210895818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.23789104181417" calcext:value-type="float">
            <text:p>4.2378910418141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.86235128693519" calcext:value-type="float">
            <text:p>9.8623512869351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137648713064809" calcext:value-type="float">
            <text:p>0.13764871306480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.91116606998614" calcext:value-type="float">
            <text:p>8.911166069986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3.91116606998614" calcext:value-type="float">
            <text:p>-3.911166069986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600" calcext:value-type="float">
            <text:p>600</text:p>
          </table:table-cell>
          <table:table-cell office:value-type="float" office:value="45" calcext:value-type="float">
            <text:p>45</text:p>
          </table:table-cell>
          <table:table-cell office:value-type="float" office:value="23.3066206607697" calcext:value-type="float">
            <text:p>23.306620660769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.69337933923033" calcext:value-type="float">
            <text:p>3.6933793392303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15.0624071322437" calcext:value-type="float">
            <text:p>15.062407132243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-0.0624071322436848" calcext:value-type="float">
            <text:p>-0.0624071322436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0:55:59.846498139</meta:creation-date>
    <dc:date>2020-12-29T11:41:55.522770471</dc:date>
    <meta:editing-duration>PT5M14S</meta:editing-duration>
    <meta:editing-cycles>1</meta:editing-cycles>
    <meta:document-statistic meta:table-count="1" meta:cell-count="134" meta:object-count="0"/>
    <meta:generator>LibreOffice/7.0.3.1$Linux_X86_64 LibreOffice_project/00$Build-1</meta:generator>
  </office:meta>
</office:document-meta>
</file>